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292c" officeooo:paragraph-rsid="0012292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292c" officeooo:paragraph-rsid="0012292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292c" officeooo:paragraph-rsid="0012292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6a0c" officeooo:paragraph-rsid="00126a0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4788" officeooo:paragraph-rsid="0013478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292c" officeooo:paragraph-rsid="0012292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292c" officeooo:paragraph-rsid="00126a0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2292c" officeooo:paragraph-rsid="0014320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661b1" officeooo:paragraph-rsid="001661b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bca5" officeooo:paragraph-rsid="0018bca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9a62d" officeooo:paragraph-rsid="0019a62d" style:font-weight-asian="normal" style:font-weight-complex="normal"/>
    </style:style>
    <style:style style:name="T1" style:family="text">
      <style:text-properties officeooo:rsid="00143200"/>
    </style:style>
    <style:style style:name="T2" style:family="text">
      <style:text-properties officeooo:rsid="00154c3e"/>
    </style:style>
    <style:style style:name="T3" style:family="text">
      <style:text-properties officeooo:rsid="001854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ferent Muscle Groups</text:p>
      <text:p text:style-name="P1"/>
      <text:p text:style-name="P1"/>
      <text:p text:style-name="P2">Upper</text:p>
      <text:p text:style-name="P4">Arms </text:p>
      <text:p text:style-name="P7">Biceps</text:p>
      <text:p text:style-name="P7">Brachialis</text:p>
      <text:p text:style-name="P7">Triceps</text:p>
      <text:p text:style-name="P7">Forearm</text:p>
      <text:p text:style-name="P7"/>
      <text:p text:style-name="P5">Back + Shoulders</text:p>
      <text:p text:style-name="P6">Trapezius (lower, upper)</text:p>
      <text:p text:style-name="P6">Deltoids (anterior, posterior, intermediate)</text:p>
      <text:p text:style-name="P8">T<text:span text:style-name="T1">eres</text:span></text:p>
      <text:p text:style-name="P6">Pectoralis</text:p>
      <text:p text:style-name="P8">Neck Flexors</text:p>
      <text:p text:style-name="P10">Erector Spinae (central back muscles that hold your spine in place – posture)</text:p>
      <text:p text:style-name="P11">Rotator Cuff (the muslces that are underneath your deltoids and control the rotation of the shoulder itself)</text:p>
      <text:p text:style-name="P6"/>
      <text:p text:style-name="P3"/>
      <text:p text:style-name="P3"/>
      <text:p text:style-name="P3"/>
      <text:p text:style-name="P2">Lower</text:p>
      <text:p text:style-name="P6">Glutes (maximus, <text:span text:style-name="T3">medius, minimus</text:span>)</text:p>
      <text:p text:style-name="P6">Hamstring (posterior)</text:p>
      <text:p text:style-name="P6">Quadriceps (anterior)</text:p>
      <text:p text:style-name="P6">Calves <text:span text:style-name="T2">(posterior, anterior)</text:span></text:p>
      <text:p text:style-name="P3"/>
      <text:p text:style-name="P3"/>
      <text:p text:style-name="P2">Core</text:p>
      <text:p text:style-name="P6">Exterior Obliques</text:p>
      <text:p text:style-name="P6">Interior Obliques</text:p>
      <text:p text:style-name="P9">Transverse Abdominis</text:p>
      <text:p text:style-name="P9">Rectus Abdominis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0T12:48:53.089000000</meta:creation-date>
    <dc:date>2020-07-10T13:23:29.831000000</dc:date>
    <meta:editing-duration>PT34M32S</meta:editing-duration>
    <meta:editing-cycles>9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25" meta:word-count="73" meta:character-count="541" meta:non-whitespace-character-count="491"/>
  </office:meta>
</office:document-meta>
</file>